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3.67pt" svg:height="315.27pt" svg:x="164.13pt" svg:y="17.86pt">
            <draw:object draw:notify-on-update-of-ranges="Sheet1.B1:Sheet1.B5 Sheet1.A1:Sheet1.A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0.9172059513443" calcext:value-type="float">
            <text:p>50.9172059513443</text:p>
          </table:table-cell>
          <table:table-cell office:value-type="float" office:value="1.60605833968526" calcext:value-type="float">
            <text:p>1.60605833968526</text:p>
          </table:table-cell>
        </table:table-row>
        <table:table-row table:style-name="ro1">
          <table:table-cell office:value-type="float" office:value="97.8866717192659" calcext:value-type="float">
            <text:p>97.8866717192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.733300700463" calcext:value-type="float">
            <text:p>395.733300700463</text:p>
          </table:table-cell>
          <table:table-cell office:value-type="float" office:value="0.380405610478251" calcext:value-type="float">
            <text:p>0.380405610478251</text:p>
          </table:table-cell>
        </table:table-row>
        <table:table-row table:style-name="ro1">
          <table:table-cell office:value-type="float" office:value="1008.58051841483" calcext:value-type="float">
            <text:p>1008.58051841483</text:p>
          </table:table-cell>
          <table:table-cell office:value-type="float" office:value="0.215443469003189" calcext:value-type="float">
            <text:p>0.215443469003189</text:p>
          </table:table-cell>
        </table:table-row>
        <table:table-row table:style-name="ro1">
          <table:table-cell office:value-type="float" office:value="4025.53630430015" calcext:value-type="float">
            <text:p>4025.53630430015</text:p>
          </table:table-cell>
          <table:table-cell office:value-type="float" office:value="0.0901016014845947" calcext:value-type="float">
            <text:p>0.09010160148459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m = SLOPE(Data_Y;Data_X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2:35:25.548922749</meta:creation-date>
    <dc:date>2020-02-11T13:07:40.217315788</dc:date>
    <meta:editing-duration>PT1M29S</meta:editing-duration>
    <meta:editing-cycles>1</meta:editing-cycles>
    <meta:document-statistic meta:table-count="1" meta:cell-count="1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2cm" svg:height="11.123cm" xlink:href=".." xlink:type="simple" chart:class="chart:scatter" chart:column-mapping="1 0" chart:style-name="ch1">
        <chart:title svg:x="15.803cm" svg:y="4.093cm" chart:style-name="ch2">
          <text:p>Co chart</text:p>
        </chart:title>
        <chart:legend chart:legend-position="end" svg:x="14cm" svg:y="5.013cm" style:legend-expansion="high" chart:style-name="ch3"/>
        <chart:plot-area chart:style-name="ch4" table:cell-range-address="Sheet1.A1:Sheet1.B5" svg:x="1.317cm" svg:y="0.333cm" svg:width="13.608cm" svg:height="9.502cm">
          <chartooo:coordinate-region svg:x="2.309cm" svg:y="0.533cm" svg:width="12.376cm" svg:height="8.655cm"/>
          <chart:axis chart:dimension="x" chart:name="primary-x" chart:style-name="ch5">
            <chart:title svg:x="7.402cm" svg:y="10.057cm" chart:style-name="ch6">
              <text:p>  R0 / RL </text:p>
            </chart:title>
          </chart:axis>
          <chart:axis chart:dimension="y" chart:name="primary-y" chart:style-name="ch5">
            <chart:title svg:x="0.395cm" svg:y="6.345cm" chart:style-name="ch7">
              <text:p>PPM in log scale</text:p>
            </chart:title>
            <chart:grid chart:style-name="ch8" chart:class="major"/>
          </chart:axis>
          <chart:series chart:style-name="ch9" chart:values-cell-range-address="Sheet1.A1:Sheet1.A5" chart:class="chart:scatter">
            <chart:domain table:cell-range-address="Sheet1.B1:Sheet1.B5"/>
            <chart:regression-curve chart:style-name="ch10">
              <chart:equation chart:display-equation="true" chart:display-r-square="false" svg:x="5.136cm" svg:y="3.643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0605833968526">
                <text:p>1.60605833968526</text:p>
                <draw:g>
                  <svg:desc>Sheet1.B1:Sheet1.B5</svg:desc>
                </draw:g>
              </table:table-cell>
              <table:table-cell office:value-type="float" office:value="50.9172059513443">
                <text:p>50.9172059513443</text:p>
                <draw:g>
                  <svg:desc>Sheet1.A1:Sheet1.A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.8866717192659">
                <text:p>97.8866717192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0405610478251">
                <text:p>0.380405610478251</text:p>
              </table:table-cell>
              <table:table-cell office:value-type="float" office:value="395.733300700463">
                <text:p>395.733300700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5443469003189">
                <text:p>0.215443469003189</text:p>
              </table:table-cell>
              <table:table-cell office:value-type="float" office:value="1008.58051841483">
                <text:p>1008.58051841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1016014845947">
                <text:p>0.0901016014845947</text:p>
              </table:table-cell>
              <table:table-cell office:value-type="float" office:value="4025.53630430015">
                <text:p>4025.53630430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